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262e" officeooo:paragraph-rsid="000b262e"/>
    </style:style>
    <style:style style:name="P2" style:family="paragraph" style:parent-style-name="Standard">
      <style:text-properties officeooo:rsid="00094c6a" officeooo:paragraph-rsid="00094c6a"/>
    </style:style>
    <style:style style:name="P3" style:family="paragraph" style:parent-style-name="Standard">
      <style:text-properties officeooo:rsid="000b262e" officeooo:paragraph-rsid="000b262e"/>
    </style:style>
    <style:style style:name="P4" style:family="paragraph" style:parent-style-name="Title">
      <style:text-properties fo:font-size="60pt" style:font-size-asian="60pt" style:font-size-complex="60pt"/>
    </style:style>
    <style:style style:name="P5" style:family="paragraph" style:parent-style-name="Standard" style:list-style-name="L1">
      <style:text-properties officeooo:rsid="000b262e" officeooo:paragraph-rsid="000b262e"/>
    </style:style>
    <style:style style:name="P6" style:family="paragraph" style:parent-style-name="Standard">
      <style:text-properties officeooo:rsid="000cb2e7" officeooo:paragraph-rsid="000cb2e7"/>
    </style:style>
    <style:style style:name="P7" style:family="paragraph" style:parent-style-name="Standard">
      <style:text-properties officeooo:rsid="00094c6a" officeooo:paragraph-rsid="00094c6a"/>
    </style:style>
    <style:style style:name="P8" style:family="paragraph" style:parent-style-name="Heading_20_1">
      <style:paragraph-properties fo:break-before="pag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e <text:s/>Travaux <text:s text:c="3"/>Pratique Encadré</text:p>
      <text:p text:style-name="P2"/>
      <text:p text:style-name="Subtitle">Problématique : Comment rendre plus ludique un parc communal pour enfant.</text:p>
      <text:p text:style-name="P2"/>
      <text:p text:style-name="P2">KACHMAR Ayman</text:p>
      <text:p text:style-name="P2">DINDART Guillaume</text:p>
      <text:p text:style-name="P6">RATTON Marc</text:p>
      <text:p text:style-name="P6">RUIZ Luc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18 - 2019</text:p>
      <text:p text:style-name="P2"><text:soft-page-break/></text:p>
      <text:p text:style-name="P3">Sommaire :</text:p>
      <text:p text:style-name="P3"/>
      <text:list xml:id="list2535123068" text:style-name="L1">
        <text:list-item>
          <text:p text:style-name="P5">Introduction</text:p>
          <text:p text:style-name="P5"/>
        </text:list-item>
        <text:list-item>
          <text:p text:style-name="P5">Cahiers des charges</text:p>
          <text:list>
            <text:list-item>
              <text:p text:style-name="P5">Digrammes bête à corne</text:p>
            </text:list-item>
            <text:list-item>
              <text:p text:style-name="P5">Diagramme pieuvre</text:p>
            </text:list-item>
            <text:list-item>
              <text:p text:style-name="P5">Diagramme FAST</text:p>
            </text:list-item>
          </text:list>
          <text:p text:style-name="P5"/>
        </text:list-item>
        <text:list-item>
          <text:p text:style-name="P5">Mécanique</text:p>
          <text:list>
            <text:list-item>
              <text:p text:style-name="P5">Choix de l’attraction</text:p>
            </text:list-item>
            <text:list-item>
              <text:p text:style-name="P5">Les composants</text:p>
            </text:list-item>
            <text:list-item>
              <text:p text:style-name="P5">Normes</text:p>
            </text:list-item>
          </text:list>
          <text:p text:style-name="P5"/>
        </text:list-item>
        <text:list-item>
          <text:p text:style-name="P5"><text:s/>Électronique et programmation :</text:p>
          <text:list>
            <text:list-item>
              <text:p text:style-name="P5">Choix des composant</text:p>
            </text:list-item>
            <text:list-item>
              <text:p text:style-name="P5">Shéma électrique</text:p>
            </text:list-item>
            <text:list-item>
              <text:p text:style-name="P5">Code Arduino (C++)</text:p>
            </text:list-item>
          </text:list>
          <text:p text:style-name="P5"/>
        </text:list-item>
        <text:list-item>
          <text:p text:style-name="P5">Bibliographie</text:p>
        </text:list-item>
        <text:list-item>
          <text:p text:style-name="P5">Lexique</text:p>
        </text:list-item>
      </text:list>
      <text:p text:style-name="P3"/>
      <text:p text:style-name="P3"/>
      <text:h text:style-name="P8" text:outline-level="1">I – Introduction</text:h>
      <text:p text:style-name="P6"/>
      <text:p text:style-name="P6">Lors de la première et deuxième semaines de TPE, nous avons réfléchis sur plusieurs problématique possible, nous avons entre autre réfléchie à un train fonctionnant par pile à combustible, ou encore à un système de livraison par drone. Finalement nous avons choisie avec l’approbation de nos professeur la problématique suivante : Comment rendre plus ludique un parc communal pour enfant.</text:p>
      <text:p text:style-name="P6"/>
      <text:p text:style-name="P6">Nous avions donc notre problématique, nous avons donc réfléchie à comment divertir les enfants de manière plus efficace. Nous avons alors penser à créer des attraction interactive. Nous voulions aussi que cela soit le plus propre possible au niveaux énergétique, c’est pourquoi nous avons choisie d’essayer de générer de l’énergie sur place. À partir de ce moment la nôtre groupe se sépara en 2 groupe de 2 personne. Le premiers à travailler sur la partit génération d’énergie (Lucas et Marc) et le deuxième sur les attractions interactives (Aymen et Guillaume)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262e" officeooo:paragraph-rsid="000b26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0:24:02.377147792</meta:creation-date>
    <dc:date>2019-02-02T14:29:00.293000000</dc:date>
    <meta:editing-duration>PT1H38M22S</meta:editing-duration>
    <meta:editing-cycles>2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27" meta:word-count="231" meta:character-count="1446" meta:non-whitespace-character-count="1235"/>
  </office:meta>
</office:document-meta>
</file>